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89"/></text:p>
      <text:list text:style-name="L49">
        <text:list-item>
          <text:p text:style-name="P49"><text:span text:style-name="T89">We can use below command to import and export software in docker:-</text:span></text:p>
        </text:list-item>
      </text:list>
      <text:p text:style-name="P50"><text:span text:style-name="T89"/></text:p>
      <text:p text:style-name="P50"><text:span text:style-name="T89">docker save -o C:/dockerdemo/ing_myapi3.tar ing_myapi3</text:span></text:p>
      <text:p text:style-name="P50"><text:span text:style-name="T89">docker load -i C:/dockerdemo/ing_myapi3.tar</text:span></text:p>
      <text:p text:style-name="P50"><text:span text:style-name="T90"/></text:p>
      <text:list text:style-name="L51">
        <text:list-item>
          <text:p text:style-name="P51"><text:span text:style-name="T91">Docker hub repository:-</text:span></text:p>
        </text:list-item>
      </text:list>
      <text:p text:style-name="P52"><text:a xlink:href="https://hub.docker.com/repository/docker/nucsoft/wso2-test/general"><text:span text:style-name="T92">https://hub.docker.com/repository/docker/nucsoft/wso2-test/general</text:span></text:a><text:span text:style-name="T93"/></text:p>
      <text:p text:style-name="P52"><text:span text:style-name="T94"/></text:p>
      <text:p text:style-name="P52"><text:span text:style-name="T95">docker pull nucsoft/wso2-test:latest</text:span></text:p>
      <text:p text:style-name="P52"><text:span text:style-name="T96"/></text:p>
      <text:p text:style-name="P52"><text:span text:style-name="T97">Note:-docker container IP:-192.168.11.118</text:span></text:p>
      <text:p text:style-name="P52"><text:span text:style-name="T98"/></text:p>
      <text:p text:style-name="P52"><text:span text:style-name="T99">Publisher -<text:s/></text:span><text:a xlink:href="https://192.168.11.118:9443/publisher"><text:span text:style-name="T100">https://192.168.11.118:9443/publisher</text:span></text:a><text:span text:style-name="T101"/></text:p>
      <text:p text:style-name="P52"><text:span text:style-name="T102">Store -<text:s/></text:span><text:a xlink:href="https://192.168.11.118:9443/devportal"><text:span text:style-name="T103">https://192.168.11.118:9443/devportal</text:span></text:a><text:span text:style-name="T104"/></text:p>
      <text:p text:style-name="P52"><text:span text:style-name="T105">Admin console -<text:s/></text:span><text:a xlink:href="https://192.168.11.118:9443/admin"><text:span text:style-name="T106">https://192.168.11.118:9443/admin</text:span></text:a><text:span text:style-name="T107"/></text:p>
      <text:p text:style-name="P52"><text:span text:style-name="T108">Carbon console -<text:s/></text:span><text:a xlink:href="https://192.168.11.118:9443/carbon"><text:span text:style-name="T109">https://192.168.11.118:9443/carbon</text:span></text:a><text:span text:style-name="T110"/></text:p>
      <text:p text:style-name="P52"><text:span text:style-name="T111"/></text:p>
      <text:p text:style-name="P52"><text:span text:style-name="T111"/></text:p>
      <text:p text:style-name="P52"><text:span text:style-name="T111"/></text:p>
      <text:p text:style-name="P52"><text:a xlink:href="https://192.168.11.118:8243/"><text:span text:style-name="T113">https://192.168.11.118:8243</text:span></text:a><text:span text:style-name="T114"/></text:p>
      <text:p text:style-name="P52"><text:a xlink:href="http://192.168.11.118:8280/"><text:span text:style-name="T116">http://192.168.11.118:8280</text:span></text:a><text:span text:style-name="T117"/></text:p>
      <text:p text:style-name="P52"><text:span text:style-name="T117"/></text:p>
      <text:p text:style-name="P53"><text:span text:style-name="T117"/></text:p>
      <text:p text:style-name="P53"><text:span text:style-name="T117"/></text:p>
      <text:p text:style-name="P53"><text:span text:style-name="T1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